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22A08F1D80F64D17.svm" manifest:media-type="image/x-svm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22A08F1D80F64D17.svm" manifest:media-type="image/x-svm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22A08F1D80F64D17.svm" manifest:media-type="image/x-svm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224in" svg:height="3.1717in" svg:x="0in" svg:y="2.1437in">
            <draw:object draw:notify-on-update-of-ranges="Sheet1.A2:Sheet1.A2 Sheet1.A3:Sheet1.A10 Sheet1.B2:Sheet1.B2 Sheet1.B3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1772in" svg:height="3.1488in" svg:x="0in" svg:y="5.7071in">
            <draw:object draw:notify-on-update-of-ranges="Sheet1.A3:Sheet1.A10 Sheet1.C2:Sheet1.C2 Sheet1.C3:Sheet1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1685in" svg:height="3.1441in" svg:x="0in" svg:y="9.2622in">
            <draw:object draw:notify-on-update-of-ranges="Sheet1.A3:Sheet1.A10 Sheet1.D2:Sheet1.D2 Sheet1.D3:Sheet1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224in" svg:height="3.1717in" svg:x="6.2949in" svg:y="2.1335in">
            <draw:object draw:notify-on-update-of-ranges="Sheet1.A3:Sheet1.A10 Sheet1.E2:Sheet1.E2 Sheet1.E3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72in" svg:height="3.1488in" svg:x="6.2224in" svg:y="5.689in">
            <draw:object draw:notify-on-update-of-ranges="Sheet1.A3:Sheet1.A10 Sheet1.F2:Sheet1.F2 Sheet1.F3:Sheet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1685in" svg:height="3.1441in" svg:x="6.2224in" svg:y="9.2449in">
            <draw:object draw:notify-on-update-of-ranges="Sheet1.A3:Sheet1.A10 Sheet1.G2:Sheet1.G2 Sheet1.G3:Sheet1.G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224in" svg:height="3.1717in" svg:x="13.3339in" svg:y="2.1335in">
            <draw:object draw:notify-on-update-of-ranges="Sheet1.A3:Sheet1.A10 Sheet1.H2:Sheet1.H2 Sheet1.H3:Sheet1.H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1772in" svg:height="3.1488in" svg:x="13.3335in" svg:y="5.689in">
            <draw:object draw:notify-on-update-of-ranges="Sheet1.A3:Sheet1.A10 Sheet1.I2:Sheet1.I2 Sheet1.I3:Sheet1.I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1685in" svg:height="3.1441in" svg:x="13.3335in" svg:y="9.2445in">
            <draw:object draw:notify-on-update-of-ranges="Sheet1.A3:Sheet1.A10 Sheet1.J2:Sheet1.J2 Sheet1.J3:Sheet1.J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A: 1000x1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4000x4000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A: 6000x6000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8773" calcext:value-type="float">
            <text:p>0.528773</text:p>
          </table:table-cell>
          <table:table-cell table:formula="of:=[.$B$3]/[.$B3]" office:value-type="float" office:value="1" calcext:value-type="float">
            <text:p>1</text:p>
          </table:table-cell>
          <table:table-cell table:formula="of:=[.$C3]/[.$A3]" office:value-type="float" office:value="1" calcext:value-type="float">
            <text:p>1</text:p>
          </table:table-cell>
          <table:table-cell office:value-type="float" office:value="30.56" calcext:value-type="float">
            <text:p>30.56</text:p>
          </table:table-cell>
          <table:table-cell table:formula="of:=[.$E$3]/[.$E3]" office:value-type="float" office:value="1" calcext:value-type="float">
            <text:p>1</text:p>
          </table:table-cell>
          <table:table-cell table:formula="of:=[.$F3]/[.$A3]" office:value-type="float" office:value="1" calcext:value-type="float">
            <text:p>1</text:p>
          </table:table-cell>
          <table:table-cell office:value-type="float" office:value="108.691" calcext:value-type="float">
            <text:p>108.691</text:p>
          </table:table-cell>
          <table:table-cell table:formula="of:=[.$H$3]/[.$H3]" office:value-type="float" office:value="1" calcext:value-type="float">
            <text:p>1</text:p>
          </table:table-cell>
          <table:table-cell table:formula="of:=[.$I3]/[.$A3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1595" calcext:value-type="float">
            <text:p>0.291595</text:p>
          </table:table-cell>
          <table:table-cell table:formula="of:=[.$B$3]/[.$B4]" office:value-type="float" office:value="1.81338157375812" calcext:value-type="float">
            <text:p>1.81338157375812</text:p>
          </table:table-cell>
          <table:table-cell table:formula="of:=[.$C4]/[.$A4]" office:value-type="float" office:value="0.906690786879062" calcext:value-type="float">
            <text:p>0.906690786879062</text:p>
          </table:table-cell>
          <table:table-cell office:value-type="float" office:value="15.3958" calcext:value-type="float">
            <text:p>15.3958</text:p>
          </table:table-cell>
          <table:table-cell table:formula="of:=[.$E$3]/[.$E4]" office:value-type="float" office:value="1.9849569363073" calcext:value-type="float">
            <text:p>1.9849569363073</text:p>
          </table:table-cell>
          <table:table-cell table:formula="of:=[.$F4]/[.$A4]" office:value-type="float" office:value="0.992478468153652" calcext:value-type="float">
            <text:p>0.992478468153652</text:p>
          </table:table-cell>
          <table:table-cell office:value-type="float" office:value="53.4733" calcext:value-type="float">
            <text:p>53.4733</text:p>
          </table:table-cell>
          <table:table-cell table:formula="of:=[.$H$3]/[.$H4]" office:value-type="float" office:value="2.03262188793286" calcext:value-type="float">
            <text:p>2.03262188793286</text:p>
          </table:table-cell>
          <table:table-cell table:formula="of:=[.$I4]/[.$A4]" office:value-type="float" office:value="1.01631094396643" calcext:value-type="float">
            <text:p>1.0163109439664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3339" calcext:value-type="float">
            <text:p>0.143339</text:p>
          </table:table-cell>
          <table:table-cell table:formula="of:=[.$B$3]/[.$B5]" office:value-type="float" office:value="3.68896811056307" calcext:value-type="float">
            <text:p>3.68896811056307</text:p>
          </table:table-cell>
          <table:table-cell table:formula="of:=[.$C5]/[.$A5]" office:value-type="float" office:value="0.922242027640768" calcext:value-type="float">
            <text:p>0.922242027640768</text:p>
          </table:table-cell>
          <table:table-cell office:value-type="float" office:value="7.80801" calcext:value-type="float">
            <text:p>7.80801</text:p>
          </table:table-cell>
          <table:table-cell table:formula="of:=[.$E$3]/[.$E5]" office:value-type="float" office:value="3.91392941351253" calcext:value-type="float">
            <text:p>3.91392941351253</text:p>
          </table:table-cell>
          <table:table-cell table:formula="of:=[.$F5]/[.$A5]" office:value-type="float" office:value="0.978482353378133" calcext:value-type="float">
            <text:p>0.978482353378133</text:p>
          </table:table-cell>
          <table:table-cell office:value-type="float" office:value="27.5261" calcext:value-type="float">
            <text:p>27.5261</text:p>
          </table:table-cell>
          <table:table-cell table:formula="of:=[.$H$3]/[.$H5]" office:value-type="float" office:value="3.94865236993254" calcext:value-type="float">
            <text:p>3.94865236993254</text:p>
          </table:table-cell>
          <table:table-cell table:formula="of:=[.$I5]/[.$A5]" office:value-type="float" office:value="0.987163092483134" calcext:value-type="float">
            <text:p>0.98716309248313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10175" calcext:value-type="float">
            <text:p>0.0810175</text:p>
          </table:table-cell>
          <table:table-cell table:formula="of:=[.$B$3]/[.$B6]" office:value-type="float" office:value="6.52665164933502" calcext:value-type="float">
            <text:p>6.52665164933502</text:p>
          </table:table-cell>
          <table:table-cell table:formula="of:=[.$C6]/[.$A6]" office:value-type="float" office:value="0.815831456166877" calcext:value-type="float">
            <text:p>0.815831456166877</text:p>
          </table:table-cell>
          <table:table-cell office:value-type="float" office:value="4.53129" calcext:value-type="float">
            <text:p>4.53129</text:p>
          </table:table-cell>
          <table:table-cell table:formula="of:=[.$E$3]/[.$E6]" office:value-type="float" office:value="6.74421632691794" calcext:value-type="float">
            <text:p>6.74421632691794</text:p>
          </table:table-cell>
          <table:table-cell table:formula="of:=[.$F6]/[.$A6]" office:value-type="float" office:value="0.843027040864743" calcext:value-type="float">
            <text:p>0.843027040864743</text:p>
          </table:table-cell>
          <table:table-cell office:value-type="float" office:value="16.3908" calcext:value-type="float">
            <text:p>16.3908</text:p>
          </table:table-cell>
          <table:table-cell table:formula="of:=[.$H$3]/[.$H6]" office:value-type="float" office:value="6.63121995265637" calcext:value-type="float">
            <text:p>6.63121995265637</text:p>
          </table:table-cell>
          <table:table-cell table:formula="of:=[.$I6]/[.$A6]" office:value-type="float" office:value="0.828902494082046" calcext:value-type="float">
            <text:p>0.828902494082046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99443" calcext:value-type="float">
            <text:p>0.0499443</text:p>
          </table:table-cell>
          <table:table-cell table:formula="of:=[.$B$3]/[.$B7]" office:value-type="float" office:value="10.5872542011801" calcext:value-type="float">
            <text:p>10.5872542011801</text:p>
          </table:table-cell>
          <table:table-cell table:formula="of:=[.$C7]/[.$A7]" office:value-type="float" office:value="0.661703387573757" calcext:value-type="float">
            <text:p>0.661703387573757</text:p>
          </table:table-cell>
          <table:table-cell office:value-type="float" office:value="2.13914" calcext:value-type="float">
            <text:p>2.13914</text:p>
          </table:table-cell>
          <table:table-cell table:formula="of:=[.$E$3]/[.$E7]" office:value-type="float" office:value="14.2861149807867" calcext:value-type="float">
            <text:p>14.2861149807867</text:p>
          </table:table-cell>
          <table:table-cell table:formula="of:=[.$F7]/[.$A7]" office:value-type="float" office:value="0.892882186299167" calcext:value-type="float">
            <text:p>0.892882186299167</text:p>
          </table:table-cell>
          <table:table-cell office:value-type="float" office:value="9.199" calcext:value-type="float">
            <text:p>9.199</text:p>
          </table:table-cell>
          <table:table-cell table:formula="of:=[.$H$3]/[.$H7]" office:value-type="float" office:value="11.8155234264594" calcext:value-type="float">
            <text:p>11.8155234264594</text:p>
          </table:table-cell>
          <table:table-cell table:formula="of:=[.$I7]/[.$A7]" office:value-type="float" office:value="0.738470214153712" calcext:value-type="float">
            <text:p>0.73847021415371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2162" calcext:value-type="float">
            <text:p>0.0412162</text:p>
          </table:table-cell>
          <table:table-cell table:formula="of:=[.$B$3]/[.$B8]" office:value-type="float" office:value="12.8292516049515" calcext:value-type="float">
            <text:p>12.8292516049515</text:p>
          </table:table-cell>
          <table:table-cell table:formula="of:=[.$C8]/[.$A8]" office:value-type="float" office:value="0.400914112654733" calcext:value-type="float">
            <text:p>0.400914112654733</text:p>
          </table:table-cell>
          <table:table-cell office:value-type="float" office:value="1.61575" calcext:value-type="float">
            <text:p>1.61575</text:p>
          </table:table-cell>
          <table:table-cell table:formula="of:=[.$E$3]/[.$E8]" office:value-type="float" office:value="18.9138171127959" calcext:value-type="float">
            <text:p>18.9138171127959</text:p>
          </table:table-cell>
          <table:table-cell table:formula="of:=[.$F8]/[.$A8]" office:value-type="float" office:value="0.591056784774872" calcext:value-type="float">
            <text:p>0.591056784774872</text:p>
          </table:table-cell>
          <table:table-cell office:value-type="float" office:value="7.81375" calcext:value-type="float">
            <text:p>7.81375</text:p>
          </table:table-cell>
          <table:table-cell table:formula="of:=[.$H$3]/[.$H8]" office:value-type="float" office:value="13.9102223644217" calcext:value-type="float">
            <text:p>13.9102223644217</text:p>
          </table:table-cell>
          <table:table-cell table:formula="of:=[.$I8]/[.$A8]" office:value-type="float" office:value="0.434694448888178" calcext:value-type="float">
            <text:p>0.434694448888178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4068" calcext:value-type="float">
            <text:p>0.044068</text:p>
          </table:table-cell>
          <table:table-cell table:formula="of:=[.$B$3]/[.$B9]" office:value-type="float" office:value="11.9990242352728" calcext:value-type="float">
            <text:p>11.9990242352728</text:p>
          </table:table-cell>
          <table:table-cell table:formula="of:=[.$C9]/[.$A9]" office:value-type="float" office:value="0.187484753676137" calcext:value-type="float">
            <text:p>0.187484753676137</text:p>
          </table:table-cell>
          <table:table-cell office:value-type="float" office:value="1.51641" calcext:value-type="float">
            <text:p>1.51641</text:p>
          </table:table-cell>
          <table:table-cell table:formula="of:=[.$E$3]/[.$E9]" office:value-type="float" office:value="20.1528610336255" calcext:value-type="float">
            <text:p>20.1528610336255</text:p>
          </table:table-cell>
          <table:table-cell table:formula="of:=[.$F9]/[.$A9]" office:value-type="float" office:value="0.314888453650398" calcext:value-type="float">
            <text:p>0.314888453650398</text:p>
          </table:table-cell>
          <table:table-cell office:value-type="float" office:value="8.86479" calcext:value-type="float">
            <text:p>8.86479</text:p>
          </table:table-cell>
          <table:table-cell table:formula="of:=[.$H$3]/[.$H9]" office:value-type="float" office:value="12.2609785454591" calcext:value-type="float">
            <text:p>12.2609785454591</text:p>
          </table:table-cell>
          <table:table-cell table:formula="of:=[.$I9]/[.$A9]" office:value-type="float" office:value="0.191577789772798" calcext:value-type="float">
            <text:p>0.191577789772798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630852" calcext:value-type="float">
            <text:p>0.0630852</text:p>
          </table:table-cell>
          <table:table-cell table:formula="of:=[.$B$3]/[.$B10]" office:value-type="float" office:value="8.38188671827941" calcext:value-type="float">
            <text:p>8.38188671827941</text:p>
          </table:table-cell>
          <table:table-cell table:formula="of:=[.$C10]/[.$A10]" office:value-type="float" office:value="0.0654834899865579" calcext:value-type="float">
            <text:p>0.065483489986558</text:p>
          </table:table-cell>
          <table:table-cell office:value-type="float" office:value="1.70092" calcext:value-type="float">
            <text:p>1.70092</text:p>
          </table:table-cell>
          <table:table-cell table:formula="of:=[.$E$3]/[.$E10]" office:value-type="float" office:value="17.9667474072855" calcext:value-type="float">
            <text:p>17.9667474072855</text:p>
          </table:table-cell>
          <table:table-cell table:formula="of:=[.$F10]/[.$A10]" office:value-type="float" office:value="0.140365214119418" calcext:value-type="float">
            <text:p>0.140365214119418</text:p>
          </table:table-cell>
          <table:table-cell office:value-type="float" office:value="8.91052" calcext:value-type="float">
            <text:p>8.91052</text:p>
          </table:table-cell>
          <table:table-cell table:formula="of:=[.$H$3]/[.$H10]" office:value-type="float" office:value="12.1980535367184" calcext:value-type="float">
            <text:p>12.1980535367184</text:p>
          </table:table-cell>
          <table:table-cell table:formula="of:=[.$I10]/[.$A10]" office:value-type="float" office:value="0.0952972932556125" calcext:value-type="float">
            <text:p>0.095297293255613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6:58:32.835740461</meta:creation-date>
    <dc:date>2022-04-17T20:41:07.258403705</dc:date>
    <meta:editing-duration>PT2H35M43S</meta:editing-duration>
    <meta:editing-cycles>24</meta:editing-cycles>
    <meta:generator>LibreOffice/6.4.7.2$Linux_X86_64 LibreOffice_project/40$Build-2</meta:generator>
    <meta:document-statistic meta:table-count="1" meta:cell-count="9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22A08F1D80F64D17.svm"/>
      </style:chart-properties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2:Sheet1.B10" chart:data-source-has-labels="row" svg:x="1.132cm" svg:y="0.164cm" svg:width="14.524cm" svg:height="7.058cm">
          <chartooo:coordinate-region svg:x="1.965cm" svg:y="0.391cm" svg:width="13.332cm" svg:height="6.131cm"/>
          <chart:axis chart:dimension="x" chart:name="primary-x" chart:style-name="ch3">
            <chart:title svg:x="7.18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528773">
                <text:p>0.528773</text:p>
                <draw:g>
                  <svg:desc>Sheet1.B3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91595">
                <text:p>0.291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3339">
                <text:p>0.143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10175">
                <text:p>0.081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99443">
                <text:p>0.0499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2162">
                <text:p>0.0412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4068">
                <text:p>0.044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630852">
                <text:p>0.0630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22A08F1D80F64D17.svm"/>
      </style:chart-properties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C2:Sheet1.C10" chart:data-source-has-labels="row" svg:x="1.223cm" svg:y="0.161cm" svg:width="14.32cm" svg:height="7.013cm">
          <chartooo:coordinate-region svg:x="1.95cm" svg:y="0.388cm" svg:width="13.235cm" svg:height="6.086cm"/>
          <chart:axis chart:dimension="x" chart:name="primary-x" chart:style-name="ch3">
            <chart:title svg:x="7.169cm" svg:y="7.052cm" chart:style-name="ch4">
              <text:p>nthreads</text:p>
            </chart:title>
          </chart:axis>
          <chart:axis chart:dimension="y" chart:name="primary-y" chart:style-name="ch5">
            <chart:title svg:x="0.001cm" svg:y="5.701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C3:Sheet1.C10" chart:label-cell-address="Sheet1.C2:Sheet1.C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1338157375812">
                <text:p>1.81338157375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96811056307">
                <text:p>3.68896811056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52665164933502">
                <text:p>6.52665164933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5872542011801">
                <text:p>10.5872542011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.8292516049515">
                <text:p>12.829251604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.9990242352728">
                <text:p>11.99902423527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8.38188671827941">
                <text:p>8.38188671827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22A08F1D80F64D17.svm"/>
      </style:chart-properties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D2:Sheet1.D10" chart:data-source-has-labels="row" svg:x="1.194cm" svg:y="0.134cm" svg:width="14.405cm" svg:height="6.999cm">
          <chartooo:coordinate-region svg:x="2.027cm" svg:y="0.36cm" svg:width="13.213cm" svg:height="6.073cm"/>
          <chart:axis chart:dimension="x" chart:name="primary-x" chart:style-name="ch3">
            <chart:title svg:x="7.18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D3:Sheet1.D10" chart:label-cell-address="Sheet1.D2:Sheet1.D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6690786879062">
                <text:p>0.906690786879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22242027640768">
                <text:p>0.922242027640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15831456166877">
                <text:p>0.81583145616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661703387573757">
                <text:p>0.661703387573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0914112654733">
                <text:p>0.400914112654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87484753676137">
                <text:p>0.187484753676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654834899865579">
                <text:p>0.0654834899865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3:Sheet1.A10 Sheet1.E2:Sheet1.E10" chart:data-source-has-labels="row" svg:x="1.238cm" svg:y="0.165cm" svg:width="14.418cm" svg:height="7.057cm">
          <chartooo:coordinate-region svg:x="1.965cm" svg:y="0.391cm" svg:width="13.332cm" svg:height="6.131cm"/>
          <chart:axis chart:dimension="x" chart:name="primary-x" chart:style-name="ch3">
            <chart:title svg:x="7.233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E3:Sheet1.E10" chart:label-cell-address="Sheet1.E2:Sheet1.E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30.56">
                <text:p>30.56</text:p>
                <draw:g>
                  <svg:desc>Sheet1.E3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3958">
                <text:p>15.3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80801">
                <text:p>7.80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53129">
                <text:p>4.53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13914">
                <text:p>2.13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61575">
                <text:p>1.61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51641">
                <text:p>1.51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70092">
                <text:p>1.700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F2:Sheet1.F10" chart:data-source-has-labels="row" svg:x="1.223cm" svg:y="0.161cm" svg:width="14.32cm" svg:height="7.013cm">
          <chartooo:coordinate-region svg:x="1.95cm" svg:y="0.388cm" svg:width="13.235cm" svg:height="6.086cm"/>
          <chart:axis chart:dimension="x" chart:name="primary-x" chart:style-name="ch3">
            <chart:title svg:x="7.169cm" svg:y="7.052cm" chart:style-name="ch4">
              <text:p>nthreads</text:p>
            </chart:title>
          </chart:axis>
          <chart:axis chart:dimension="y" chart:name="primary-y" chart:style-name="ch5">
            <chart:title svg:x="0.001cm" svg:y="5.701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F3:Sheet1.F10" chart:label-cell-address="Sheet1.F2:Sheet1.F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F3:Sheet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849569363073">
                <text:p>1.9849569363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1392941351253">
                <text:p>3.91392941351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74421632691794">
                <text:p>6.74421632691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2861149807867">
                <text:p>14.2861149807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9138171127959">
                <text:p>18.9138171127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20.1528610336255">
                <text:p>20.1528610336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7.9667474072855">
                <text:p>17.96674740728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G2:Sheet1.G10" chart:data-source-has-labels="row" svg:x="1.194cm" svg:y="0.134cm" svg:width="14.405cm" svg:height="6.999cm">
          <chartooo:coordinate-region svg:x="2.027cm" svg:y="0.36cm" svg:width="13.213cm" svg:height="6.073cm"/>
          <chart:axis chart:dimension="x" chart:name="primary-x" chart:style-name="ch3">
            <chart:title svg:x="7.18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G3:Sheet1.G10" chart:label-cell-address="Sheet1.G2:Sheet1.G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92478468153652">
                <text:p>0.992478468153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78482353378133">
                <text:p>0.978482353378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43027040864743">
                <text:p>0.843027040864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92882186299167">
                <text:p>0.892882186299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591056784774872">
                <text:p>0.591056784774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314888453650398">
                <text:p>0.314888453650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140365214119418">
                <text:p>0.1403652141194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06cm" svg:height="8.057cm" xlink:href=".." xlink:type="simple" chart:class="chart:scatter" chart:style-name="ch1">
        <chart:plot-area chart:style-name="ch2" table:cell-range-address="Sheet1.A3:Sheet1.A10 Sheet1.H2:Sheet1.H10" chart:data-source-has-labels="row" svg:x="1cm" svg:y="0.165cm" svg:width="14.656cm" svg:height="7.057cm">
          <chartooo:coordinate-region svg:x="1.965cm" svg:y="0.391cm" svg:width="13.332cm" svg:height="6.131cm"/>
          <chart:axis chart:dimension="x" chart:name="primary-x" chart:style-name="ch3">
            <chart:title svg:x="7.114cm" svg:y="7.11cm" chart:style-name="ch4">
              <text:p>nthreads</text:p>
            </chart:title>
          </chart:axis>
          <chart:axis chart:dimension="y" chart:name="primary-y" chart:style-name="ch5">
            <chart:title svg:x="0.001cm" svg:y="4.933cm" chart:style-name="ch6">
              <text:p>time, sec</text:p>
            </chart:title>
            <chart:grid chart:style-name="ch7" chart:class="major"/>
          </chart:axis>
          <chart:series chart:style-name="ch8" chart:values-cell-range-address="Sheet1.H3:Sheet1.H10" chart:label-cell-address="Sheet1.H2:Sheet1.H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08.691">
                <text:p>108.691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.4733">
                <text:p>53.4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.5261">
                <text:p>27.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.3908">
                <text:p>16.3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.81375">
                <text:p>7.8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.86479">
                <text:p>8.86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8.91052">
                <text:p>8.910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4" chart:origin="0" chart:interval-major="4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91cm" svg:height="7.999cm" xlink:href=".." xlink:type="simple" chart:class="chart:scatter" chart:style-name="ch1">
        <chart:plot-area chart:style-name="ch2" table:cell-range-address="Sheet1.A3:Sheet1.A10 Sheet1.I2:Sheet1.I10" chart:data-source-has-labels="row" svg:x="1.223cm" svg:y="0.161cm" svg:width="14.32cm" svg:height="7.013cm">
          <chartooo:coordinate-region svg:x="1.95cm" svg:y="0.388cm" svg:width="13.235cm" svg:height="6.086cm"/>
          <chart:axis chart:dimension="x" chart:name="primary-x" chart:style-name="ch3">
            <chart:title svg:x="7.169cm" svg:y="7.052cm" chart:style-name="ch4">
              <text:p>nthreads</text:p>
            </chart:title>
          </chart:axis>
          <chart:axis chart:dimension="y" chart:name="primary-y" chart:style-name="ch5">
            <chart:title svg:x="0.001cm" svg:y="5.701cm" chart:style-name="ch6">
              <text:p>speedup, times</text:p>
            </chart:title>
            <chart:grid chart:style-name="ch7" chart:class="major"/>
          </chart:axis>
          <chart:series chart:style-name="ch8" chart:values-cell-range-address="Sheet1.I3:Sheet1.I10" chart:label-cell-address="Sheet1.I2:Sheet1.I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I3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3262188793286">
                <text:p>2.0326218879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94865236993254">
                <text:p>3.94865236993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63121995265637">
                <text:p>6.63121995265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.8155234264594">
                <text:p>11.8155234264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.9102223644217">
                <text:p>13.9102223644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2.2609785454591">
                <text:p>12.2609785454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.1980535367184">
                <text:p>12.19805353671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8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00ff" draw:fill-color="#00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69cm" svg:height="7.987cm" xlink:href=".." xlink:type="simple" chart:class="chart:scatter" chart:style-name="ch1">
        <chart:plot-area chart:style-name="ch2" table:cell-range-address="Sheet1.A3:Sheet1.A10 Sheet1.J2:Sheet1.J10" chart:data-source-has-labels="row" svg:x="1.194cm" svg:y="0.134cm" svg:width="14.405cm" svg:height="6.999cm">
          <chartooo:coordinate-region svg:x="2.027cm" svg:y="0.36cm" svg:width="13.213cm" svg:height="6.073cm"/>
          <chart:axis chart:dimension="x" chart:name="primary-x" chart:style-name="ch3">
            <chart:title svg:x="7.182cm" svg:y="7.04cm" chart:style-name="ch4">
              <text:p>nthreads</text:p>
            </chart:title>
          </chart:axis>
          <chart:axis chart:dimension="y" chart:name="primary-y" chart:style-name="ch5">
            <chart:title svg:x="0.001cm" svg:y="6.183cm" chart:style-name="ch6">
              <text:p>speedup / nthreads</text:p>
            </chart:title>
            <chart:grid chart:style-name="ch7" chart:class="major"/>
          </chart:axis>
          <chart:series chart:style-name="ch8" chart:values-cell-range-address="Sheet1.J3:Sheet1.J10" chart:label-cell-address="Sheet1.J2:Sheet1.J2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iciency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1">
                <text:p>1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1631094396643">
                <text:p>1.01631094396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87163092483134">
                <text:p>0.98716309248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28902494082046">
                <text:p>0.828902494082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38470214153712">
                <text:p>0.738470214153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34694448888178">
                <text:p>0.4346944488881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91577789772798">
                <text:p>0.191577789772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952972932556125">
                <text:p>0.09529729325561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